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3pt" fo:language="de" fo:country="DE" style:text-underline-style="none" fo:font-weight="bold" officeooo:rsid="001b41ce" officeooo:paragraph-rsid="001d0765" style:font-size-asian="13pt" style:font-weight-asian="bold" style:font-size-complex="13pt" style:font-weight-complex="bold"/>
    </style:style>
    <style:style style:name="P2" style:family="paragraph" style:parent-style-name="Standard">
      <style:text-properties style:font-name="Arial1" fo:font-size="13pt" fo:language="de" fo:country="DE" style:text-underline-style="none" fo:font-weight="bold" officeooo:rsid="001b41ce" officeooo:paragraph-rsid="00218009" fo:background-color="#ffff00" style:font-size-asian="13pt" style:font-weight-asian="bold" style:font-size-complex="13pt" style:font-weight-complex="bold"/>
    </style:style>
    <style:style style:name="P3" style:family="paragraph" style:parent-style-name="Standard">
      <style:text-properties style:font-name="Arial1" fo:font-size="13pt" fo:language="de" fo:country="DE" style:text-underline-style="none" fo:font-weight="bold" officeooo:rsid="001b41ce" officeooo:paragraph-rsid="001d0765" fo:background-color="#ffff00" style:font-size-asian="13pt" style:font-weight-asian="bold" style:font-size-complex="13pt" style:font-weight-complex="bold"/>
    </style:style>
    <style:style style:name="P4"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1d0765" style:font-size-asian="13pt" style:font-weight-asian="bold" style:font-size-complex="13pt" style:font-weight-complex="bold"/>
    </style:style>
    <style:style style:name="P5"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218009" style:font-size-asian="13pt" style:font-weight-asian="bold" style:font-size-complex="13pt" style:font-weight-complex="bold"/>
    </style:style>
    <style:style style:name="P6"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218009" style:font-size-asian="11.3500003814697pt" style:font-weight-asian="bold" style:font-size-complex="13pt" style:font-weight-complex="bold"/>
    </style:style>
    <style:style style:name="P7"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272f34" style:font-size-asian="11.3500003814697pt" style:font-weight-asian="bold" style:font-size-complex="13pt" style:font-weight-complex="bold"/>
    </style:style>
    <style:style style:name="P8" style:family="paragraph" style:parent-style-name="Standard">
      <style:text-properties style:font-name="Arial1" fo:font-size="13pt" fo:language="de" fo:country="DE" style:text-underline-style="solid" style:text-underline-width="auto" style:text-underline-color="font-color" fo:font-weight="bold" officeooo:rsid="001d0765" officeooo:paragraph-rsid="001d0765" style:font-size-asian="11.3500003814697pt" style:font-weight-asian="bold" style:font-size-complex="13pt" style:font-weight-complex="bold"/>
    </style:style>
    <style:style style:name="P9"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209167" officeooo:paragraph-rsid="00209167" style:font-size-asian="15.75pt" style:font-weight-asian="bold" style:font-size-complex="18pt" style:font-weight-complex="bold"/>
    </style:style>
    <style:style style:name="P10" style:family="paragraph" style:parent-style-name="Standard">
      <style:text-properties style:use-window-font-color="true" loext:opacity="0%" style:font-name="Arial1" fo:font-size="13pt" fo:language="de" fo:country="DE" style:text-underline-style="none" fo:font-weight="bold" officeooo:rsid="001b41ce" officeooo:paragraph-rsid="001d0765" fo:background-color="transparent" style:font-size-asian="13pt" style:font-weight-asian="bold" style:font-size-complex="13pt" style:font-weight-complex="bold"/>
    </style:style>
    <style:style style:name="P11" style:family="paragraph" style:parent-style-name="Standard">
      <style:text-properties style:use-window-font-color="true" loext:opacity="0%" style:font-name="Arial1" fo:font-size="13pt" fo:language="de" fo:country="DE" style:text-underline-style="none" fo:font-weight="bold" officeooo:rsid="001b41ce" officeooo:paragraph-rsid="00272f34" fo:background-color="transparent" style:font-size-asian="13pt" style:font-weight-asian="bold" style:font-size-complex="13pt" style:font-weight-complex="bold"/>
    </style:style>
    <style:style style:name="P12" style:family="paragraph" style:parent-style-name="Standard">
      <style:text-properties style:use-window-font-color="true" loext:opacity="0%" style:font-name="Arial1" fo:font-size="13pt" fo:language="de" fo:country="DE" style:text-underline-style="none" fo:font-weight="bold" officeooo:rsid="001b41ce" officeooo:paragraph-rsid="001d0765" fo:background-color="#ffff00" style:font-size-asian="13pt" style:font-weight-asian="bold" style:font-size-complex="13pt" style:font-weight-complex="bold"/>
    </style:style>
    <style:style style:name="P13" style:family="paragraph" style:parent-style-name="Standard">
      <style:text-properties style:use-window-font-color="true" loext:opacity="0%" style:font-name="Arial1" fo:font-size="13pt" fo:language="de" fo:country="DE" style:text-underline-style="none" fo:font-weight="normal" officeooo:rsid="001b41ce" officeooo:paragraph-rsid="00218009" fo:background-color="transparent" style:font-size-asian="11.3500003814697pt" style:font-weight-asian="normal" style:font-size-complex="13pt" style:font-weight-complex="normal"/>
    </style:style>
    <style:style style:name="P14" style:family="paragraph" style:parent-style-name="Standard">
      <style:text-properties style:use-window-font-color="true" loext:opacity="0%" style:font-name="Arial1" fo:font-size="13pt" fo:language="de" fo:country="DE" style:text-underline-style="solid" style:text-underline-width="auto" style:text-underline-color="font-color" fo:font-weight="bold" officeooo:rsid="001b41ce" officeooo:paragraph-rsid="001d0765" fo:background-color="transparent" style:font-size-asian="11.3500003814697pt" style:font-weight-asian="bold" style:font-size-complex="13pt" style:font-weight-complex="bold"/>
    </style:style>
    <style:style style:name="P15" style:family="paragraph" style:parent-style-name="Standard">
      <style:text-properties style:use-window-font-color="true" loext:opacity="0%" style:font-name="Arial1" fo:font-size="13pt" fo:language="de" fo:country="DE" style:text-underline-style="solid" style:text-underline-width="auto" style:text-underline-color="font-color" fo:font-weight="bold" officeooo:rsid="001b41ce" officeooo:paragraph-rsid="00272f34" fo:background-color="transparent" style:font-size-asian="11.3500003814697pt" style:font-weight-asian="bold" style:font-size-complex="13pt" style:font-weight-complex="bold"/>
    </style:style>
    <style:style style:name="P16"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218009" fo:background-color="transparent" style:font-size-asian="11.3500003814697pt" style:font-weight-asian="bold" style:font-size-complex="13pt" style:font-weight-complex="bold"/>
    </style:style>
    <style:style style:name="P17" style:family="paragraph" style:parent-style-name="Standard">
      <style:text-properties style:font-name="Arial1" fo:font-size="13pt" fo:language="de" fo:country="DE" style:text-underline-style="none" fo:font-weight="bold" officeooo:rsid="001b41ce" officeooo:paragraph-rsid="001d0765" fo:background-color="#ffff00" style:font-size-asian="13pt" style:font-weight-asian="bold" style:font-size-complex="13pt" style:font-weight-complex="bold"/>
    </style:style>
    <style:style style:name="P18" style:family="paragraph" style:parent-style-name="Standard">
      <style:text-properties style:font-name="Arial1" fo:font-size="13pt" fo:language="de" fo:country="DE" style:text-underline-style="none" fo:font-weight="bold" officeooo:rsid="001b41ce" officeooo:paragraph-rsid="001d0765" fo:background-color="transparent" style:font-size-asian="13pt" style:font-weight-asian="bold" style:font-size-complex="13pt" style:font-weight-complex="bold"/>
    </style:style>
    <style:style style:name="T1" style:family="text">
      <style:text-properties fo:font-weight="normal" style:font-size-asian="11.3500003814697pt" style:font-weight-asian="normal" style:font-weight-complex="normal"/>
    </style:style>
    <style:style style:name="T2" style:family="text">
      <style:text-properties fo:font-weight="normal" officeooo:rsid="001d0765" style:font-size-asian="11.3500003814697pt" style:font-weight-asian="normal" style:font-weight-complex="normal"/>
    </style:style>
    <style:style style:name="T3" style:family="text">
      <style:text-properties fo:font-weight="normal" officeooo:rsid="001d2c23" style:font-size-asian="11.3500003814697pt" style:font-weight-asian="normal" style:font-weight-complex="normal"/>
    </style:style>
    <style:style style:name="T4" style:family="text">
      <style:text-properties fo:font-weight="normal" officeooo:rsid="001f2a70" style:font-size-asian="11.3500003814697pt" style:font-weight-asian="normal" style:font-weight-complex="normal"/>
    </style:style>
    <style:style style:name="T5" style:family="text">
      <style:text-properties fo:font-weight="normal" officeooo:rsid="00218009" style:font-size-asian="11.3500003814697pt" style:font-weight-asian="normal" style:font-weight-complex="normal"/>
    </style:style>
    <style:style style:name="T6" style:family="text">
      <style:text-properties style:font-size-asian="11.3500003814697pt"/>
    </style:style>
    <style:style style:name="T7" style:family="text">
      <style:text-properties officeooo:rsid="00218009" style:font-size-asian="11.3500003814697pt"/>
    </style:style>
    <style:style style:name="T8" style:family="text">
      <style:text-properties officeooo:rsid="0028796d" style:font-size-asian="11.3500003814697pt"/>
    </style:style>
    <style:style style:name="T9" style:family="text">
      <style:text-properties officeooo:rsid="00218009"/>
    </style:style>
    <style:style style:name="T10" style:family="text">
      <style:text-properties style:text-underline-style="solid" style:text-underline-width="auto" style:text-underline-color="font-color" fo:font-weight="normal" style:font-size-asian="11.3500003814697pt" style:font-weight-asian="normal" style:font-weight-complex="normal"/>
    </style:style>
    <style:style style:name="T11" style:family="text">
      <style:text-properties style:use-window-font-color="true" loext:opacity="0%" style:text-underline-style="none" fo:font-weight="normal" fo:background-color="#ffff00" loext:char-shading-value="0" style:font-weight-asian="normal" style:font-weight-complex="normal"/>
    </style:style>
    <style:style style:name="T12" style:family="text">
      <style:text-properties style:use-window-font-color="true" loext:opacity="0%" style:text-underline-style="none" fo:background-color="#ffff00" loext:char-shading-value="0"/>
    </style:style>
    <style:style style:name="T13" style:family="text">
      <style:text-properties officeooo:rsid="0028796d"/>
    </style:style>
    <style:style style:name="T14" style:family="text">
      <style:text-properties fo:color="#c9211e" loext:opacity="100%" officeooo:rsid="0028796d"/>
    </style:style>
    <style:style style:name="T15" style:family="text">
      <style:text-properties fo:color="#c9211e" loext:opacity="100%" officeooo:rsid="0028796d" style:font-size-asian="11.350000381469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Datenmodell beschreiben</text:p>
      <text:p text:style-name="P4"><text:span text:style-name="T6"/></text:p>
      <text:p text:style-name="P15">Verkaufsgebiet &amp; Verkaufsgebiet (Self-Join) <text:span text:style-name="T14">(Optional auf beide seiten)</text:span></text:p>
      <text:p text:style-name="P11"><text:span text:style-name="T6">- Kardinalität:</text:span><text:span text:style-name="T1"> 1:N SELF JOIN (ein Verkaufsgebiet kann viele untergeordnete Verkaufsgebiete haben, aber ein untergeordnetes Verkaufsgebiet gehört genau zu einem übergeordneten Verkaufsgebiet).</text:span></text:p>
      <text:p text:style-name="P7"><text:span text:style-name="T12">- Optionalität:</text:span><text:span text:style-name="T11"> Optional auf der untergeordneten Seite (ein Verkaufsgebiet kann untergeordnete Verkaufsgebiete haben, muss aber nicht). Pflicht auf der übergeordneten Seite (ein untergeordnetes Verkaufsgebiet muss einem übergeordneten Verkaufsgebiet zugeordnet sein).</text:span><text:line-break/><text:line-break/>Verkaufsgebiet &amp; Kunde (1:N)</text:p>
      <text:p text:style-name="P1"><text:span text:style-name="T6">- Kardinalität:</text:span><text:span text:style-name="T1"> 1:N (ein Verkaufsgebiet kann mehrere Kunden haben, aber ein Kunde gehört zu höchstens einem Verkaufsgebiet).</text:span></text:p>
      <text:p text:style-name="P1"><text:span text:style-name="T6">- Optionalität:</text:span><text:span text:style-name="T1"> Pflicht in einer Richtung (ein Kunde muss einem bestimmten Verkaufsgebiet zugeordnet sein), aber optional in der anderen Richtung (ein Verkaufsgebiet kann keine Kunden haben).</text:span></text:p>
      <text:p text:style-name="P1"><text:span text:style-name="T1"/></text:p>
      <text:p text:style-name="P1"><text:span text:style-name="T1"/></text:p>
      <text:p text:style-name="P8">Kunde &amp; Bestellung (1:N)</text:p>
      <text:p text:style-name="P1"><text:span text:style-name="T6">- Kardinalität:</text:span><text:span text:style-name="T1"> 1:N (ein Kunde kann mehrere Bestellungen aufgeben, aber eine Bestellung gehört zu höchstens einem Kunden).</text:span></text:p>
      <text:p text:style-name="P1"><text:span text:style-name="T6">- Optionalität:</text:span><text:span text:style-name="T1"> Pflicht auf der Seite des Kunden (jede Bestellung muss einem Kunden zugeordnet sein), optional auf der Seite der Bestellung (</text:span><text:span text:style-name="T3">ein Kunde kann keine Bestellungen haben</text:span><text:span text:style-name="T1">).</text:span></text:p>
      <text:p text:style-name="P1"><text:span text:style-name="T1"/></text:p>
      <text:p text:style-name="P1"><text:span text:style-name="T1"/></text:p>
      <text:p text:style-name="P6">Bestellung &amp; Versand (N:M über Bestellposition): <text:span text:style-name="T13">1:N </text:span><text:span text:style-name="T14">(UNSURE)</text:span></text:p>
      <text:p text:style-name="P2"><text:span text:style-name="T6">- Kardinalität:</text:span><text:span text:style-name="T1"> N:M (eine Bestellung kann über eine oder mehrere Bestellpositionen mehrere Versandvorgänge haben, und eine</text:span><text:span text:style-name="T5">n Versandvorgang</text:span><text:span text:style-name="T1"> kann zu einem oder mehreren </text:span><text:span text:style-name="T5">Bestellungen durch die Bestellposition</text:span><text:span text:style-name="T1"> gehören). Die Bestellposition wird definiert über die Menge als Integer und über den Einzelpreis als Dezimal.</text:span></text:p>
      <text:p text:style-name="P3"><text:span text:style-name="T6">- Optionalität: </text:span><text:span text:style-name="T1">Pflicht auf beiden Seiten (jede Bestellung muss mindestens einen zugeordneten Versand haben, und jeder Versandvorgang muss zwingend zu einer Bestellung gehören).</text:span></text:p>
      <text:p text:style-name="P1"><text:span text:style-name="T1"/></text:p>
      <text:p text:style-name="P6">Bestellung &amp; Produkt (N:M über Bestellposition)</text:p>
      <text:p text:style-name="P1"><text:span text:style-name="T6">- Kardinalität:</text:span><text:span text:style-name="T1"> N:M (eine Bestellung kann bei einer Bestellposition mehrere Produkte enthalten, und ein Produkt kann bei einer bestimmten Bestellposition mehreren Bestellungen erscheinen). Die Bestellposition wird definiert über die Menge als Integer und über den Einzelpreis als Dezimal.</text:span></text:p>
      <text:p text:style-name="P1"><text:span text:style-name="T6">- Optionalität:</text:span><text:span text:style-name="T1"> Optional auf der Seite des Produkts (ein Produkt kann in keiner Bestellung erscheinen</text:span><text:span text:style-name="T4">). Pflicht auf der Seite der Bestellung (</text:span><text:span text:style-name="T1">eine Bestellung muss mindestens ein Produkt haben).</text:span></text:p>
      <text:p text:style-name="P1"><text:soft-page-break/><text:span text:style-name="T10"/></text:p>
      <text:p text:style-name="P1"><text:span text:style-name="T10"/></text:p>
      <text:p text:style-name="P16">Produkt &amp; Preisliste (N:M über <text:span text:style-name="T9">Preis</text:span>)</text:p>
      <text:p text:style-name="P18"><text:span text:style-name="T6">- Kardinalität:</text:span><text:span text:style-name="T1"> N:M (mehrere Produkte können durch einen Preis mehreren Preislisten zugeordnet sein, und eine Preisliste kann durch einen Preis mehrere Produkte enthalten). Der Preis wird definiert über einen Betrag als Integer.</text:span></text:p>
      <text:p text:style-name="P18"><text:span text:style-name="T6">- Optionalität:</text:span><text:span text:style-name="T1"> Optional auf beiden Seiten (ein Produkt kann keiner Preisliste zugeordnet sein, und eine Preisliste kann keine Produkte enthalten).</text:span></text:p>
      <text:p text:style-name="P17"><text:span text:style-name="T1"/></text:p>
      <text:p text:style-name="P5"><text:span text:style-name="T6">Produkt &amp; Kategorie (N:M über</text:span><text:span text:style-name="T7"> Produktkategorie</text:span><text:span text:style-name="T6">) </text:span><text:span text:style-name="T15">(Produkt muss eine kategorie zugeordnet sein)</text:span></text:p>
      <text:p text:style-name="P1"><text:span text:style-name="T6">- Kardinalität:</text:span><text:span text:style-name="T1"> N:M (mehrere Produkte können über eine Produktkategorie mehreren Kategorien zugeordnet sein, und eine Kategorie kann über eine Produktkategorie mehrere Produkte enthalten). Die Produktkategorie wird durch eine Hauptkategorie definiert als Integer.</text:span></text:p>
      <text:p text:style-name="P3"><text:span text:style-name="T6">- Optionalität:</text:span><text:span text:style-name="T1"> Optional auf beiden Seiten (ein Produkt kann keiner Kategorie zugeordnet sein, und eine Kategorie kann keine Produkte enthalten).</text:span></text:p>
      <text:p text:style-name="P14"/>
      <text:p text:style-name="P14"/>
      <text:p text:style-name="P14">Kategorie &amp; Kategorie (Self-Join) <text:span text:style-name="T14">(optional auf beide seiten)</text:span></text:p>
      <text:p text:style-name="P10"><text:span text:style-name="T6">- Kardinalität:</text:span><text:span text:style-name="T1"> 1:</text:span><text:span text:style-name="T2">N SELF JOIN</text:span><text:span text:style-name="T1"> (eine Kategorie kann viele untergeordnete Kategorien haben, aber eine untergeordnete Kategorie gehört genau zu einer übergeordneten Kategorie).</text:span></text:p>
      <text:p text:style-name="P12"><text:span text:style-name="T6">- Optionalität:</text:span><text:span text:style-name="T1"> Optional auf der untergeordneten Seite (eine Kategorie kann untergeordnete Kategorien haben, muss aber nicht). Pflicht auf der übergeordneten Seite (eine untergeordnete Kategorie muss einer übergeordneten Kategorie zugeordnet sein).</text:span></text:p>
      <text:p text:style-name="P10"><text:span text:style-name="T1"/></text:p>
      <text:p text:style-name="P10"><text:span text:style-name="T1"/></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4T17:42:46.582000000</meta:creation-date>
    <dc:date>2023-12-07T15:57:20.572000000</dc:date>
    <meta:editing-duration>PT10H14M14S</meta:editing-duration>
    <meta:editing-cycles>13</meta:editing-cycles>
    <meta:generator>LibreOffice/7.6.2.1$Windows_X86_64 LibreOffice_project/56f7684011345957bbf33a7ee678afaf4d2ba333</meta:generator>
    <meta:document-statistic meta:table-count="0" meta:image-count="0" meta:object-count="0" meta:page-count="2" meta:paragraph-count="24" meta:word-count="485" meta:character-count="3705" meta:non-whitespace-character-count="3243"/>
  </office:meta>
</office:document-meta>
</file>